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NewRomanPSMT" fo:font-size="12pt" fo:letter-spacing="normal" style:text-underline-style="none" style:letter-kerning="false" style:font-size-asian="12pt"/>
    </style:style>
    <style:style style:name="P2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NewRomanPSMT" fo:font-size="12pt" fo:letter-spacing="normal" style:text-underline-style="none" fo:font-weight="normal" style:letter-kerning="false" style:font-size-asian="12pt" style:font-weight-asian="normal"/>
    </style:style>
    <style:style style:name="P3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NewRomanPSMT" fo:font-size="12pt" fo:letter-spacing="normal" style:text-underline-style="none" fo:font-weight="normal" officeooo:paragraph-rsid="0011d864" style:letter-kerning="false" style:font-size-asian="12pt" style:font-weight-asian="normal"/>
    </style:style>
    <style:style style:name="P4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NewRomanPSMT" fo:font-size="12pt" fo:letter-spacing="normal" style:text-underline-style="none" fo:font-weight="normal" officeooo:rsid="000f7bb6" style:letter-kerning="false" style:font-size-asian="12pt" style:font-weight-asian="normal"/>
    </style:style>
    <style:style style:name="P5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NewRomanPS-BoldMT" fo:font-size="12pt" fo:letter-spacing="normal" style:text-underline-style="none" fo:font-weight="bold" style:letter-kerning="false" style:font-size-asian="12pt" style:font-weight-asian="bold"/>
    </style:style>
    <style:style style:name="P6" style:family="paragraph" style:parent-style-name="Standard" style:list-style-name="L1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NewRomanPSMT" fo:font-size="12pt" fo:letter-spacing="normal" style:text-underline-style="none" fo:font-weight="normal" style:letter-kerning="false" style:font-size-asian="12pt" style:font-weight-asian="normal"/>
    </style:style>
    <style:style style:name="P7" style:family="paragraph" style:parent-style-name="Standard" style:list-style-name="L3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NewRomanPSMT" fo:font-size="12pt" fo:letter-spacing="normal" style:text-underline-style="none" fo:font-weight="normal" style:letter-kerning="false" style:font-size-asian="12pt" style:font-weight-asian="normal"/>
    </style:style>
    <style:style style:name="P8" style:family="paragraph" style:parent-style-name="Standard" style:list-style-name="L4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NewRomanPSMT" fo:font-size="12pt" fo:letter-spacing="normal" style:text-underline-style="none" fo:font-weight="normal" style:letter-kerning="false" style:font-size-asian="12pt" style:font-weight-asian="normal"/>
    </style:style>
    <style:style style:name="P9" style:family="paragraph" style:parent-style-name="Standard" style:list-style-name="L5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NewRomanPSMT" fo:font-size="12pt" fo:letter-spacing="normal" style:text-underline-style="none" fo:font-weight="normal" style:letter-kerning="false" style:font-size-asian="12pt" style:font-weight-asian="normal"/>
    </style:style>
    <style:style style:name="P10" style:family="paragraph" style:parent-style-name="Standard" style:list-style-name="L6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NewRomanPSMT" fo:font-size="12pt" fo:letter-spacing="normal" style:text-underline-style="none" fo:font-weight="normal" style:letter-kerning="false" style:font-size-asian="12pt" style:font-weight-asian="normal"/>
    </style:style>
    <style:style style:name="P11" style:family="paragraph" style:parent-style-name="Standard" style:list-style-name="L7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NewRomanPSMT" fo:font-size="12pt" fo:letter-spacing="normal" style:text-underline-style="none" fo:font-weight="normal" officeooo:paragraph-rsid="0011d864" style:letter-kerning="false" style:font-size-asian="12pt" style:font-weight-asian="normal"/>
    </style:style>
    <style:style style:name="P12" style:family="paragraph" style:parent-style-name="Standard" style:list-style-name="L2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NewRomanPSMT" fo:font-size="12pt" fo:letter-spacing="normal" style:text-underline-style="none" fo:font-weight="normal" officeooo:rsid="000d12cf" style:letter-kerning="false" style:font-size-asian="12pt" style:font-weight-asian="normal"/>
    </style:style>
    <style:style style:name="T1" style:family="text">
      <style:text-properties officeooo:rsid="000d12cf"/>
    </style:style>
    <style:style style:name="T2" style:family="text">
      <style:text-properties officeooo:rsid="000f7bb6"/>
    </style:style>
    <style:style style:name="T3" style:family="text">
      <style:text-properties officeooo:rsid="000ff970"/>
    </style:style>
    <style:style style:name="T4" style:family="text">
      <style:text-properties officeooo:rsid="001045be"/>
    </style:style>
    <style:style style:name="T5" style:family="text">
      <style:text-properties officeooo:rsid="0013f611"/>
    </style:style>
    <style:style style:name="T6" style:family="text">
      <style:text-properties officeooo:rsid="0014da50"/>
    </style:style>
    <style:style style:name="T7" style:family="text">
      <style:text-properties officeooo:rsid="00156218"/>
    </style:style>
    <style:style style:name="T8" style:family="text">
      <style:text-properties officeooo:rsid="0015f3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thew Bradberry</text:p>
      <text:p text:style-name="P1"><text:span text:style-name="T5">Palo Alto</text:span>, CA | mcbradberry@gmail | 813 505 6209</text:p>
      <text:p text:style-name="P1"/>
      <text:p text:style-name="P5">[ EXPERIENCE ]</text:p>
      <text:p text:style-name="P2"/>
      <text:p text:style-name="P2">Machine Zone <text:span text:style-name="T2">|</text:span> <text:span text:style-name="T5">Senior </text:span>Software Engineer<text:span text:style-name="T2"> – </text:span>Engine</text:p>
      <text:p text:style-name="P2">August 2015 – Present</text:p>
      <text:p text:style-name="P4"/>
      <text:list xml:id="list2973673198759165395" text:style-name="L1">
        <text:list-item>
          <text:p text:style-name="P6"><text:span text:style-name="T2">Core engine tech – d</text:span>evelop<text:span text:style-name="T2">ing</text:span> cross platform features for “Game of War”, “Mobile Strike”, <text:span text:style-name="T5">and “Final Fantasy XV Mobile”</text:span></text:p>
        </text:list-item>
        <text:list-item>
          <text:p text:style-name="P6">Areas of development include graphics (OpenGL), UI rendering, <text:span text:style-name="T8">and developer tools</text:span></text:p>
        </text:list-item>
        <text:list-item>
          <text:p text:style-name="P6">Primary language used is C++</text:p>
        </text:list-item>
      </text:list>
      <text:p text:style-name="P2"/>
      <text:p text:style-name="P2">GREE <text:span text:style-name="T3">|</text:span> Software Engineer</text:p>
      <text:p text:style-name="P2">January 2014<text:span text:style-name="T2"> – </text:span>August 2015</text:p>
      <text:p text:style-name="P2"/>
      <text:list xml:id="list8219075428897870741" text:style-name="L2">
        <text:list-item>
          <text:p text:style-name="P12">iOS engineer on “War of Nations”</text:p>
        </text:list-item>
      </text:list>
      <text:list xml:id="list5564785661241052771" text:style-name="L3">
        <text:list-item>
          <text:p text:style-name="P7">Client engineer on a 3D military <text:span text:style-name="T1">strategy</text:span> game built <text:span text:style-name="T4">in Unity</text:span></text:p>
        </text:list-item>
        <text:list-item>
          <text:p text:style-name="P7">Developed SDKs on the tools team for marketing, analytics, and cross promotion</text:p>
        </text:list-item>
        <text:list-item>
          <text:p text:style-name="P7">Developed rapid prototypes of gameplay features for the R&amp;D team</text:p>
        </text:list-item>
      </text:list>
      <text:p text:style-name="P2"/>
      <text:p text:style-name="P2">Zynga <text:span text:style-name="T3">| </text:span>Software Engineer<text:span text:style-name="T3"> – </text:span>Intern</text:p>
      <text:p text:style-name="P2">September 2013<text:span text:style-name="T2"> – </text:span>December 2013</text:p>
      <text:p text:style-name="P2"/>
      <text:list xml:id="list4948193062539203906" text:style-name="L4">
        <text:list-item>
          <text:p text:style-name="P8">Development of core gameplay features</text:p>
        </text:list-item>
        <text:list-item>
          <text:p text:style-name="P8">Tools development primarily focused on the studio’s content management system</text:p>
        </text:list-item>
      </text:list>
      <text:p text:style-name="P2"/>
      <text:p text:style-name="P2">Nielsen <text:span text:style-name="T3">|</text:span> Software Engineer</text:p>
      <text:p text:style-name="P2">December 2011<text:span text:style-name="T2"> – </text:span>June 2012</text:p>
      <text:p text:style-name="P2"/>
      <text:list xml:id="list5576897750705189712" text:style-name="L5">
        <text:list-item>
          <text:p text:style-name="P9">Administrator of team’s data and compute grid cluster running Apache Hadoop</text:p>
        </text:list-item>
        <text:list-item>
          <text:p text:style-name="P9">Development of a J2EE application for audio signature matching using grid computing with Apache Hadoop</text:p>
        </text:list-item>
      </text:list>
      <text:p text:style-name="P2"/>
      <text:p text:style-name="P5">[ EDUCATION ]</text:p>
      <text:p text:style-name="P2"/>
      <text:p text:style-name="P2">University of Central Florida <text:span text:style-name="T3">|</text:span> M.S. Interactive Technology</text:p>
      <text:p text:style-name="P2">2012<text:span text:style-name="T2"> – </text:span>2013</text:p>
      <text:p text:style-name="P2"/>
      <text:list xml:id="list2886281159752054411" text:style-name="L6">
        <text:list-item>
          <text:p text:style-name="P10">Research and implementation of large-scale interactive software systems on multiple platforms</text:p>
        </text:list-item>
        <text:list-item>
          <text:p text:style-name="P10">Strong focus on graphics programming and tools development</text:p>
        </text:list-item>
      </text:list>
      <text:p text:style-name="P2"/>
      <text:p text:style-name="P2">University of South Florida <text:span text:style-name="T3">|</text:span> B.S. Computer Science</text:p>
      <text:p text:style-name="P3">2007<text:span text:style-name="T2"> – </text:span>2011</text:p>
      <text:p text:style-name="P3"/>
      <text:list xml:id="list344351936075379758" text:style-name="L7">
        <text:list-item>
          <text:p text:style-name="P11">Strong background in data structures, algorithms, software architecture, and mathematic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Contents" style:display-name="List Contents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00:52:44.877379000</meta:creation-date>
    <dc:date>2017-06-28T09:49:13.600000000</dc:date>
    <meta:editing-duration>PT24M51S</meta:editing-duration>
    <meta:editing-cycles>10</meta:editing-cycles>
    <meta:generator>LibreOffice/5.2.3.3$Windows_x86 LibreOffice_project/d54a8868f08a7b39642414cf2c8ef2f228f780cf</meta:generator>
    <meta:document-statistic meta:table-count="0" meta:image-count="0" meta:object-count="0" meta:page-count="1" meta:paragraph-count="30" meta:word-count="229" meta:character-count="1466" meta:non-whitespace-character-count="1272"/>
  </office:meta>
</office:document-meta>
</file>